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1.746cm"/>
    </style:style>
    <style:style style:name="Tabla1.D" style:family="table-column">
      <style:table-column-properties style:column-width="1.778cm"/>
    </style:style>
    <style:style style:name="Tabla1.E" style:family="table-column">
      <style:table-column-properties style:column-width="0.40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3.14cm"/>
    </style:style>
    <style:style style:name="Tabla2.B" style:family="table-column">
      <style:table-column-properties style:column-width="8.985cm"/>
    </style:style>
    <style:style style:name="Tabla2.C" style:family="table-column">
      <style:table-column-properties style:column-width="3.201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2.25pt solid #000000" fo:border-bottom="1.5pt solid #000000" style:writing-mode="lr-tb"/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6" style:family="table-cell">
      <style:table-cell-properties style:vertical-align="middle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2.B6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C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2.A10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.B10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.C10" style:family="table-cell">
      <style:table-cell-properties style:vertical-align="middle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97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paragraph-properties style:snap-to-layout-grid="false"/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style:font-name-complex="Arial"/>
    </style:style>
    <style:style style:name="P4" style:family="paragraph" style:parent-style-name="Standard">
      <style:paragraph-properties fo:text-align="justify" style:justify-single-word="false"/>
      <style:text-properties style:font-name="Arial" style:font-name-complex="Arial"/>
    </style:style>
    <style:style style:name="P5" style:family="paragraph" style:parent-style-name="Standard">
      <style:text-properties style:font-name="Arial" officeooo:rsid="001cac04" officeooo:paragraph-rsid="001cac04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cac04" officeooo:paragraph-rsid="001cac04" style:font-name-complex="Arial"/>
    </style:style>
    <style:style style:name="P7" style:family="paragraph" style:parent-style-name="Standard">
      <style:paragraph-properties style:snap-to-layout-grid="false"/>
      <style:text-properties style:font-name="Arial" officeooo:rsid="0001c67c" officeooo:paragraph-rsid="001cac04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032410" officeooo:paragraph-rsid="001cac04" style:font-name-complex="Arial"/>
    </style:style>
    <style:style style:name="P9" style:family="paragraph" style:parent-style-name="Standard">
      <style:paragraph-properties style:snap-to-layout-grid="false"/>
      <style:text-properties style:font-name="Arial" officeooo:rsid="00157227" officeooo:paragraph-rsid="001cac04" style:font-name-complex="Arial"/>
    </style:style>
    <style:style style:name="P10" style:family="paragraph" style:parent-style-name="Standard">
      <style:text-properties style:font-name="Arial" fo:font-size="12pt" style:font-size-asian="12pt" style:font-name-complex="Arial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12pt" style:font-size-asian="12pt" style:font-name-complex="Arial"/>
    </style:style>
    <style:style style:name="P12" style:family="paragraph" style:parent-style-name="Standard">
      <style:text-properties style:font-name="Arial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style="normal" fo:font-weight="normal" officeooo:rsid="00157227" officeooo:paragraph-rsid="001cac04" style:font-style-asian="normal" style:font-weight-asian="normal" style:font-name-complex="Arial" style:font-weight-complex="normal"/>
    </style:style>
    <style:style style:name="P14" style:family="paragraph" style:parent-style-name="Standard">
      <style:paragraph-properties style:snap-to-layout-grid="false"/>
      <style:text-properties style:font-name="Arial" fo:font-style="normal" officeooo:rsid="001d86e3" officeooo:paragraph-rsid="001d86e3" style:font-style-asian="normal" style:font-name-complex="Arial"/>
    </style:style>
    <style:style style:name="P15" style:family="paragraph" style:parent-style-name="Standard">
      <style:text-properties style:use-window-font-color="true" style:font-name="Arial" fo:font-size="10pt" fo:language="es" fo:country="ES" fo:font-weight="bold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6" style:family="paragraph" style:parent-style-name="Standard">
      <style:paragraph-properties style:snap-to-layout-grid="false"/>
      <style:text-properties style:use-window-font-color="true" style:font-name="Arial" fo:font-size="10pt" fo:language="es" fo:country="ES" fo:font-weight="bold" officeooo:rsid="001cac04" officeooo:paragraph-rsid="001cac0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7" style:family="paragraph" style:parent-style-name="Standard">
      <style:text-properties style:use-window-font-color="true" style:font-name="Arial" fo:font-size="10pt" fo:language="es" fo:country="ES" fo:font-weight="bold" officeooo:rsid="001cac04" officeooo:paragraph-rsid="001cac04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18" style:family="paragraph" style:parent-style-name="Heading_20_1">
      <style:text-properties fo:font-size="12pt" style:font-size-asian="12pt"/>
    </style:style>
    <style:style style:name="P19" style:family="paragraph" style:parent-style-name="Heading_20_1">
      <style:text-properties fo:font-size="12pt" fo:font-weight="normal" style:font-size-asian="12pt" style:font-weight-asian="normal"/>
    </style:style>
    <style:style style:name="P20" style:family="paragraph" style:parent-style-name="Heading_20_3">
      <style:text-properties fo:font-style="normal" style:font-style-asian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18" text:outline-level="1">Actor</text:h>
          </table:table-cell>
          <table:table-cell table:style-name="Tabla1.B1" table:number-columns-spanned="4" office:value-type="string">
            <text:h text:style-name="P20" text:outline-level="3">Personal administrativo</text:h>
          </table:table-cell>
          <table:covered-table-cell/>
          <table:covered-table-cell/>
          <table:covered-table-cell/>
          <table:table-cell table:style-name="Tabla1.F1" table:number-columns-spanned="2" office:value-type="string">
            <text:p text:style-name="P14">ACT-8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1">Descripción</text:p>
          </table:table-cell>
          <table:table-cell table:style-name="Tabla1.B2" table:number-columns-spanned="6" office:value-type="string">
            <text:p text:style-name="P3">Se encarga del funcionamiento del centro de salud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1">Características</text:p>
          </table:table-cell>
          <table:table-cell table:style-name="Tabla1.B3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1">Relaciones</text:p>
          </table:table-cell>
          <table:table-cell table:style-name="Tabla1.B4" table:number-columns-spanned="6" office:value-type="string">
            <text:p text:style-name="P3">Pueden atender pacientes para gestionar citas, y administra los recursos de los distintos miembros del centro médico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1">Referencias</text:p>
          </table:table-cell>
          <table:table-cell table:style-name="Tabla1.B5" table:number-columns-spanned="6" office:value-type="string">
            <text:p text:style-name="P3">CU- Gestión de citas, incidencias técnicas, gestión de dietas, agenda del trabajador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1">Autor</text:p>
          </table:table-cell>
          <table:table-cell table:style-name="Tabla1.B6" office:value-type="string">
            <text:p text:style-name="P13">Grupo 2 de prácticas de FIS</text:p>
          </table:table-cell>
          <table:table-cell table:style-name="Tabla1.C6" office:value-type="string">
            <text:h text:style-name="Heading_20_1" text:outline-level="1">Fecha</text:h>
          </table:table-cell>
          <table:table-cell table:style-name="Tabla1.D6" office:value-type="string">
            <text:p text:style-name="P9">28-03-18</text:p>
          </table:table-cell>
          <table:table-cell table:style-name="Tabla1.E6" table:number-columns-spanned="2" office:value-type="string">
            <text:h text:style-name="Heading_20_1" text:outline-level="1">Versión</text:h>
          </table:table-cell>
          <table:covered-table-cell/>
          <table:table-cell table:style-name="Tabla1.G6" office:value-type="string">
            <text:p text:style-name="P6">1.0</text:p>
          </table:table-cell>
        </table:table-row>
      </table:table>
      <text:p text:style-name="P10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19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15">Nombre</text:p>
          </table:table-cell>
          <table:table-cell table:style-name="Tabla2.B2" office:value-type="string">
            <text:h text:style-name="Heading_20_1" text:outline-level="1">Descripción</text:h>
          </table:table-cell>
          <table:table-cell table:style-name="Tabla2.C2" office:value-type="string">
            <text:h text:style-name="Heading_20_1" text:outline-level="1">Tipo</text:h>
          </table:table-cell>
        </table:table-row>
        <table:table-row table:style-name="Tabla2.2">
          <table:table-cell table:style-name="Tabla2.A3" office:value-type="string">
            <text:p text:style-name="P15">Nombre</text:p>
          </table:table-cell>
          <table:table-cell table:style-name="Tabla2.B3" office:value-type="string">
            <text:p text:style-name="P3">Nombre del miembro del personal administrativo</text:p>
          </table:table-cell>
          <table:table-cell table:style-name="Tabla2.C3" office:value-type="string">
            <text:p text:style-name="P3">Cadena de caracteres</text:p>
          </table:table-cell>
        </table:table-row>
        <table:table-row table:style-name="Tabla2.4">
          <table:table-cell table:style-name="Tabla2.A4" office:value-type="string">
            <text:p text:style-name="P15">DNI</text:p>
          </table:table-cell>
          <table:table-cell table:style-name="Tabla2.B4" office:value-type="string">
            <text:p text:style-name="P3">Documento Nacional de Identificación</text:p>
          </table:table-cell>
          <table:table-cell table:style-name="Tabla2.C4" office:value-type="string">
            <text:p text:style-name="P3">Cadena de caracteres</text:p>
          </table:table-cell>
        </table:table-row>
        <table:table-row table:style-name="Tabla2.2">
          <table:table-cell table:style-name="Tabla2.A4" office:value-type="string">
            <text:p text:style-name="P17">Teléfono</text:p>
          </table:table-cell>
          <table:table-cell table:style-name="Tabla2.B4" office:value-type="string">
            <text:p text:style-name="P7">Número de tlf de empresa del trabajador</text:p>
          </table:table-cell>
          <table:table-cell table:style-name="Tabla2.C4" office:value-type="string">
            <text:p text:style-name="P5">Cadena de enteros</text:p>
          </table:table-cell>
        </table:table-row>
        <table:table-row table:style-name="Tabla2.2">
          <table:table-cell table:style-name="Tabla2.A6" office:value-type="string">
            <text:p text:style-name="P17">e-mail</text:p>
          </table:table-cell>
          <table:table-cell table:style-name="Tabla2.B6" office:value-type="string">
            <text:p text:style-name="P5">Correo electronico de contacto</text:p>
          </table:table-cell>
          <table:table-cell table:style-name="Tabla2.C6" office:value-type="string">
            <text:p text:style-name="P5">Cadena de caracteres</text:p>
          </table:table-cell>
        </table:table-row>
        <table:table-row table:style-name="Tabla2.2">
          <table:table-cell table:style-name="Tabla2.A6" office:value-type="string">
            <text:p text:style-name="P17">Cuenta del banco</text:p>
          </table:table-cell>
          <table:table-cell table:style-name="Tabla2.B6" office:value-type="string">
            <text:p text:style-name="P8">Cuenta bancaria donde se ingresara el sueldo</text:p>
          </table:table-cell>
          <table:table-cell table:style-name="Tabla2.C6" office:value-type="string">
            <text:p text:style-name="P5">Cadena de enteros</text:p>
          </table:table-cell>
        </table:table-row>
        <table:table-row table:style-name="Tabla2.2">
          <table:table-cell table:style-name="Tabla2.A6" office:value-type="string">
            <text:p text:style-name="P17">Sueldo</text:p>
          </table:table-cell>
          <table:table-cell table:style-name="Tabla2.B6" office:value-type="string">
            <text:p text:style-name="P6">Salario del trabajador</text:p>
          </table:table-cell>
          <table:table-cell table:style-name="Tabla2.C6" office:value-type="string">
            <text:p text:style-name="P5">Double</text:p>
          </table:table-cell>
        </table:table-row>
        <table:table-row table:style-name="Tabla2.2">
          <table:table-cell table:style-name="Tabla2.A6" office:value-type="string">
            <text:p text:style-name="P15">Cargo</text:p>
          </table:table-cell>
          <table:table-cell table:style-name="Tabla2.B6" office:value-type="string">
            <text:p text:style-name="P3">Cargo que desempeña como personal administrativo</text:p>
          </table:table-cell>
          <table:table-cell table:style-name="Tabla2.C6" office:value-type="string">
            <text:p text:style-name="P5">Cadena de caracteres</text:p>
          </table:table-cell>
        </table:table-row>
        <table:table-row table:style-name="Tabla2.4">
          <table:table-cell table:style-name="Tabla2.A10" office:value-type="string">
            <text:p text:style-name="P16">N.º de trabajador</text:p>
          </table:table-cell>
          <table:table-cell table:style-name="Tabla2.B10" office:value-type="string">
            <text:p text:style-name="P6">Código personal del trabajador en la empresa</text:p>
          </table:table-cell>
          <table:table-cell table:style-name="Tabla2.C10" office:value-type="string">
            <text:p text:style-name="P6">Cadena de enteros</text:p>
          </table:table-cell>
        </table:table-row>
      </table:table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Comentarios</text:p>
          </table:table-cell>
        </table:table-row>
        <table:table-row table:style-name="Tabla3.2">
          <table:table-cell table:style-name="Tabla3.A2" office:value-type="string">
            <text:p text:style-name="P11"/>
          </table:table-cell>
        </table:table-row>
      </table:table>
      <text:p text:style-name="P4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Clear Sans" style:font-family-asian="'Clear Sans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dc:subject/>
    <meta:keyword/>
    <meta:initial-creator>Francisco Luis Gutierrez Vela</meta:initial-creator>
    <meta:creation-date>2018-04-03T12:26:00</meta:creation-date>
    <dc:date>2018-04-08T18:27:14.626780546</dc:date>
    <meta:editing-cycles>4</meta:editing-cycles>
    <meta:editing-duration>PT11M11S</meta:editing-duration>
    <meta:generator>LibreOffice/5.4.5.1$Linux_X86_64 LibreOffice_project/40m0$Build-1</meta:generator>
    <meta:document-statistic meta:table-count="3" meta:image-count="0" meta:object-count="0" meta:page-count="1" meta:paragraph-count="45" meta:word-count="139" meta:character-count="941" meta:non-whitespace-character-count="847"/>
  </office:meta>
</office:document-meta>
</file>